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Značkapozn.podčarou" style:family="text">
      <style:text-properties fo:font-weight="normal" style:font-weight-asian="normal"/>
    </style:style>
    <style:style style:name="P20" style:parent-style-name="Základnítext" style:family="paragraph"/>
    <style:style style:name="P21" style:parent-style-name="Základnítext" style:family="paragraph"/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Normální" style:family="paragraph">
      <style:text-properties fo:background-color="#FFFF00"/>
    </style:style>
    <style:style style:name="P26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7/2020<text:bookmark-end text:name="Text14"/></text:p>
            <text:p text:style-name="Normální">KVOP-22704/2020<text:bookmark-end text:name="Text2"/></text:p>
            <text:p text:style-name="Normální"><text:bookmark-start text:name="Text6"/>05. 06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K. Š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Š.,</text:p>
      <text:p text:style-name="Základnítext">dne 2. června byla do Kanceláře veřejného ochránce práv doručena Vaše žádost podle zákona č. 106/1999 Sb., o svobodném přístupu k informacím, ve znění pozdějších předpisů, kterou žádáte o <text:span text:style-name="T18">poskytnutí</text:span><text:span text:style-name="T19"><text:note text:note-class="footnote" text:id="_ftn0"><text:note-citation>1</text:note-citation><text:note-body><text:p text:style-name="Textpozn.podčarou"><text:s/>Jednotlivé dotazy byly pro větší přehlednost očíslovány.</text:p></text:note-body></text:note></text:span>:</text:p>
      <text:list text:style-name="LFO3_1" text:continue-numbering="true">
        <text:list-item>
          <text:p text:style-name="P20">textu připomínek, kterými se JUDr. Stanislav Křeček vyjadřoval v období do svého nástupu do funkce ombudsmana do dnešního dne (případně jeho zástupkyně Mgr. Šimůnková) k návrhu zákona o ochránci práv<text:s/>dětí (dětském ombudsmanovi);</text:p>
        </text:list-item>
        <text:list-item>
          <text:p text:style-name="P21">informaci, jak byly připomínky vypořádány ze strany předkladatele či zpracovatele návrhu.</text:p>
        </text:list-item>
      </text:list>
      <text:p text:style-name="Základnítext">Ve smyslu zákona o svobodném přístupu k informacím, se poskytují níže<text:s/><text:span text:style-name="T22">uvedené informace</text:span>:</text:p>
      <text:p text:style-name="Základnítext">K bodu 1: Ačkoliv není z textu dotazu příliš<text:s/>srozumitelné (pasáž „v období do <text:span text:style-name="T23">svého nástupu</text:span><text:s/>do funkce ombudsmana do <text:span text:style-name="T24">dnešního dne</text:span>), zda žadatelka skutečně žádá informaci o tom, jak se JUDr. Stanislav Křeček vyjadřoval k návrhu zákona o ochránci práv dětí, v časovém období i před nástupem do funkce ombudsmana až doposud, nebo jde o chybu v psaní a je myšleno toliko časové období až od jeho nástupu do funkce po současnost,<text:s/><text:span text:style-name="Silné">nebrání to nikterak v poskytnutí informace k obojímu</text:span>.</text:p>
      <text:p text:style-name="Základnítext">Nový zákon o ochránci práv dětí byl představen zmocněnkyní vlády pro lidská práva dne 1. června 2020 na odborném semináři, který se uskutečnil v prostorách Úřadu vlády. Přítomni byli veřejný ochránce práv i jeho zástupkyně. K předloženému materiálu se vyjádřili v rámci svých ústních příspěvků, které nejsou zachyceny v písemné podobě.<text:s/>Tyto ústní příspěvky nemá Kancelář veřejného ochránce práv k dispozici a nemá ani povinnost je mít.</text:p>
      <text:p text:style-name="Základnítext">Jelikož není v tuto chvíli známo, jakým legislativním postupem bude předmětný návrh zákona pokračovat, a nebylo k němu zatím zahájeno připomínkové řízení,<text:s/>nebyly ze strany veřejného ochránce práv ani jeho zástupkyně uplatněny připomínky.</text:p>
      <text:soft-page-break/>
      <text:p text:style-name="Základnítext">K bodu 2: Vzhledem k tomu, že k předloženému návrhu nebyly uplatněny připomínky, nedošlo ze strany předkladatele či zpracovatele k jejich vypořádání.</text:p>
      <text:p text:style-name="Normální">S pozdravem</text:p>
      <text:p text:style-name="Normální"/>
      <text:p text:style-name="Normální"/>
      <text:p text:style-name="Normální"/>
      <text:p text:style-name="P25"/>
      <text:p text:style-name="podpis">JUDr. Pavel Pořízek, Ph.D.</text:p>
      <text:p text:style-name="podpis">vedoucí Kanceláře veřejného ochránce práv</text:p>
      <text:p text:style-name="P26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GT5L*</text:span></text:p>
        <text:p text:style-name="P12"><text:span text:style-name="T13">KVOPX00AGT5L</text:span>KVOPX00AGT5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6-22T07:50:00Z</meta:creation-date>
    <dc:date>2020-06-22T07:5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4" meta:character-count="2167" meta:row-count="15" meta:non-whitespace-character-count="1857"/>
  </office:meta>
</office:document-meta>
</file>